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co49" style:family="table-column">
      <style:table-column-properties fo:break-before="auto" style:column-width="1.785cm"/>
    </style:style>
    <style:style style:name="co50" style:family="table-column">
      <style:table-column-properties fo:break-before="auto" style:column-width="9.266cm"/>
    </style:style>
    <style:style style:name="co51" style:family="table-column">
      <style:table-column-properties fo:break-before="auto" style:column-width="9.555cm"/>
    </style:style>
    <style:style style:name="co52" style:family="table-column">
      <style:table-column-properties fo:break-before="auto" style:column-width="6.4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3" style:family="table-cell" style:parent-style-name="Default" style:data-style-name="N1"/>
    <style:style style:name="ce314" style:family="table-cell" style:parent-style-name="Default">
      <style:table-cell-properties fo:background-color="#00ff00"/>
    </style:style>
    <style:style style:name="ce315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16" style:family="table-cell" style:parent-style-name="Default">
      <style:table-cell-properties fo:background-color="#eb613d" fo:wrap-option="wrap"/>
      <style:text-properties fo:font-weight="bold" style:font-weight-asian="bold" style:font-weight-complex="bold"/>
      <style:map style:condition="cell-content()=&quot;ok&quot;" style:apply-style-name="ok" style:base-cell-address="'TO DO'.A2"/>
      <style:map style:condition="cell-content()=&quot;&quot;" style:apply-style-name="attente" style:base-cell-address="'TO DO'.A2"/>
    </style:style>
    <style:style style:name="ce317" style:family="table-cell" style:parent-style-name="Default">
      <style:table-cell-properties fo:background-color="#eb613d" fo:wrap-option="wrap"/>
      <style:text-properties fo:font-weight="bold" style:font-weight-asian="bold" style:font-weight-complex="bold"/>
    </style:style>
    <style:style style:name="ce318" style:family="table-cell" style:parent-style-name="Default">
      <style:table-cell-properties fo:wrap-option="wrap"/>
    </style:style>
    <style:style style:name="ce319" style:family="table-cell" style:parent-style-name="Default">
      <style:table-cell-properties fo:wrap-option="wrap"/>
    </style:style>
    <style:style style:name="ce320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6575.325" calcext:value-type="currency">
            <text:p>6 575,3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8590.39" calcext:value-type="currency">
            <text:p>8 590,39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41.465" calcext:value-type="currency">
            <text:p>41,47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2487.9" calcext:value-type="currency">
            <text:p>2 487,9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9])" office:value-type="currency" office:currency="EUR" office:value="41.465" calcext:value-type="currency">
            <text:p>41,47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0" calcext:value-type="float">
            <text:p>0</text:p>
          </table:table-cell>
          <table:table-cell table:formula="of:=IF([.C16]*[.D16]=0;&quot;&quot;;[.C16]*[.D16])">
            <text:p/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0" calcext:value-type="float">
            <text:p>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2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style-name="ce311" office:value-type="string" calcext:value-type="string">
            <text:p>660-8199</text:p>
          </table:table-cell>
          <table:table-cell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(batt, analog read, level translator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style-name="ce311" office:value-type="string" calcext:value-type="string">
            <text:p>671-1545</text:p>
          </table:table-cell>
          <table:table-cell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2"/>
          <table:table-cell table:number-columns-repeated="2"/>
          <table:table-cell table:style-name="ce296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2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2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style-name="ce311" office:value-type="string" calcext:value-type="string">
            <text:p>822-8751</text:p>
          </table:table-cell>
          <table:table-cell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2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2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100uH 2,4A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2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style-name="ce311" office:value-type="string" calcext:value-type="string">
            <text:p><text:a xlink:href="http://fr.rs-online.com/web/p/inductances-cms-bobinees/7418997/" xlink:type="simple">741-8997</text:a></text:p>
          </table:table-cell>
          <table:table-cell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 68uH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2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0" calcext:value-type="float">
            <text:p>0</text:p>
          </table:table-cell>
          <table:table-cell table:formula="of:=IF([.C49]*[.D49]=0;&quot;&quot;;[.C49]*[.D49])">
            <text:p/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3" calcext:value-type="float">
            <text:p>3</text:p>
          </table:table-cell>
          <table:table-cell table:formula="of:=IF([.C50]*[.D50]=0;&quot;&quot;;[.C50]*[.D50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panasonic-electronic-components/eeeha1v221up/condensateur-elec-alu-220uf-35v/dp/1973350" xlink:type="simple">EEEHA1V221UP </text:a></text:p>
          </table:table-cell>
          <table:table-cell table:style-name="ce311" office:value-type="string" calcext:value-type="string">
            <text:p>737-9665</text:p>
          </table:table-cell>
          <table:table-cell/>
          <table:table-cell table:style-name="ce296" table:formula="of:=[.D50]*[.$D$6]+[.H50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lternative 100uF 16V (x2)</text:p>
          </table:table-cell>
          <table:table-cell table:style-name="ce298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style-name="ce311" office:value-type="string" calcext:value-type="string">
            <text:p>456-8392</text:p>
          </table:table-cell>
          <table:table-cell/>
          <table:table-cell table:style-name="ce296" table:formula="of:=[.D51]*[.$D$6]+[.H51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296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308"/>
          <table:table-cell table:number-columns-repeated="2"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2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2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2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2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2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2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2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2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2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2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2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2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2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2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296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296" table:formula="of:=[.D74]*[.$D$6]+[.H7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96" table:formula="of:=[.D75]*[.$D$6]+[.H7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3"/>
          <table:table-cell table:style-name="ce296" table:formula="of:=[.D76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sible de protection sortie led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C77]*[.D77]=0;&quot;&quot;;[.C77]*[.D77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fr.farnell.com/multicomp/mc36219/fuse-ptc-reset-smd-33v-750ma/dp/1861164" xlink:type="simple">MC36219 </text:a></text:p>
          </table:table-cell>
          <table:table-cell table:number-columns-repeated="2"/>
          <table:table-cell table:style-name="ce296" table:formula="of:=[.D77]*[.$D$6]+[.H77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296" table:formula="of:=[.D78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3]*[.D83]=0;&quot;&quot;;[.C83]*[.D83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3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3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3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3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3]*[.D113]=0;&quot;&quot;;[.C113]*[.D113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5]*[.D135]=0;&quot;&quot;;[.C135]*[.D135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296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32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32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 DO" table:style-name="ta1">
        <office:forms form:automatic-focus="false" form:apply-design-mode="false"/>
        <table:table-column table:style-name="co11" table:default-cell-style-name="ce317"/>
        <table:table-column table:style-name="co49" table:default-cell-style-name="ce318"/>
        <table:table-column table:style-name="co50" table:default-cell-style-name="ce318"/>
        <table:table-column table:style-name="co1" table:default-cell-style-name="ce318"/>
        <table:table-column table:style-name="co51" table:default-cell-style-name="ce318"/>
        <table:table-column table:style-name="co1" table:number-columns-repeated="1019" table:default-cell-style-name="ce318"/>
        <table:table-row table:style-name="ro7">
          <table:table-cell table:style-name="ce315" office:value-type="string" calcext:value-type="string">
            <text:p>fait</text:p>
          </table:table-cell>
          <table:table-cell table:style-name="ce315" office:value-type="string" calcext:value-type="string">
            <text:p>type</text:p>
          </table:table-cell>
          <table:table-cell table:style-name="ce315"/>
          <table:table-cell table:style-name="ce315" office:value-type="string" calcext:value-type="string">
            <text:p>priorité</text:p>
          </table:table-cell>
          <table:table-cell table:style-name="ce315" office:value-type="string" calcext:value-type="string">
            <text:p>remarque</text:p>
          </table:table-cell>
          <table:table-cell table:style-name="ce315" table:number-columns-repeated="1019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s titreur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driver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led + mosfet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ommunication atmega – rpi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puissance 5V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essayer fusible puissance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essayer les chips select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essayer power managment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pb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essayer chargeur IC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redraw thermique autour de l'IC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partiel</text:p>
          </table:table-cell>
          <table:table-cell office:value-type="string" calcext:value-type="string">
            <text:p>titreur</text:p>
          </table:table-cell>
          <table:table-cell office:value-type="string" calcext:value-type="string">
            <text:p>design boitier titreur</text:p>
          </table:table-cell>
          <table:table-cell table:style-name="ce319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construction banc de pose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achat thermomètre, hotplate, pate + essai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bouton et encodeur et re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interruption rpi + timing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stion pwm pour RGB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recherche support pour mieux tenir l'extension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prototypage boitier téléco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c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non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Pré-découpe trou des borniers extension sur le boitier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ichier de documentation pour prépa technique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usible sur les sorties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design autour de l'oscillateur 16MHz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 </text:p>
          </table:table-cell>
          <table:table-cell office:value-type="string" calcext:value-type="string">
            <text:p>Test communication rpi teleco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test écrire titreur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relay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partiel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test parasite son/vidéo driver led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jout jumper choix pwm ou led 10w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max202 via arduino (pb de tension!)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wifi 5GHz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faire le point quantité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divers</text:p>
          </table:table-cell>
          <table:table-cell office:value-type="string" calcext:value-type="string">
            <text:p>carte retard puissance (bobine/ptc/mosfet retard???)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arte relais pour carte tom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ajout condo sur carte relais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pcb pieuver – point riri</text:p>
          </table:table-cell>
          <table:table-cell table:style-name="ce319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 </text:p>
          </table:table-cell>
          <table:table-cell office:value-type="string" calcext:value-type="string">
            <text:p>commande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 table:number-rows-repeated="103">
          <table:table-cell table:style-name="ce316"/>
          <table:table-cell table:number-columns-repeated="2"/>
          <table:table-cell table:style-name="ce319"/>
          <table:table-cell table:number-columns-repeated="1020"/>
        </table:table-row>
        <table:table-row table:style-name="ro7" table:number-rows-repeated="9">
          <table:table-cell table:style-name="ce316"/>
          <table:table-cell table:number-columns-repeated="1023"/>
        </table:table-row>
        <table:table-row table:style-name="ro7" table:number-rows-repeated="10484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O DO'.A2:'TO DO'.A150">
            <calcext:condition calcext:apply-style-name="ok" calcext:value="=&quot;ok&quot;" calcext:base-cell-address="'TO DO'.A2"/>
            <calcext:condition calcext:apply-style-name="attente" calcext:value="=&quot;&quot;" calcext:base-cell-address="'TO DO'.A2"/>
          </calcext:conditional-format>
          <calcext:conditional-format calcext:target-range-address="'TO DO'.D2:'TO DO'.D141">
            <calcext:color-scale>
              <calcext:color-scale-entry calcext:value="0" calcext:type="minimum" calcext:color="#ff00ff"/>
              <calcext:color-scale-entry calcext:value="0" calcext:type="maximum" calcext:color="#00ffff"/>
            </calcext:color-scale>
          </calcext:conditional-format>
        </calcext:conditional-formats>
      </table:table>
      <table:table table:name="Feuille11" table:style-name="ta1">
        <table:table-column table:style-name="co52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20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20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  <style:style style:name="ok" style:family="table-cell" style:parent-style-name="Default">
      <style:table-cell-properties fo:background-color="#3deb3d"/>
    </style:style>
    <style:style style:name="attente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0:16:28.9519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8DT15H1M4S</meta:editing-duration>
    <meta:editing-cycles>251</meta:editing-cycles>
    <meta:generator>LibreOffice/4.2.8.2$MacOSX_x86 LibreOffice_project/48d50dbfc06349262c9d50868e5c1f630a573ebd</meta:generator>
    <dc:date>2015-03-26T18:23:18.532554000</dc:date>
    <meta:document-statistic meta:table-count="12" meta:cell-count="2649" meta:object-count="0"/>
  </office:meta>
</office:document-meta>
</file>